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vailability" draw:style-name="gr1" draw:text-style-name="P1" xml:id="id6" draw:id="id6" draw:layer="layout" svg:width="4.699cm" svg:height="2.159cm" svg:x="2.27cm" svg:y="2.27cm">
          <text:p text:style-name="P1"><text:span text:style-name="T1">Availability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" draw:id="id1" draw:layer="layout" svg:width="4.699cm" svg:height="2.159cm" svg:x="2.27cm" svg:y="6.08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5" draw:id="id5" draw:layer="layout" svg:width="4.699cm" svg:height="2.159cm" svg:x="2.27cm" svg:y="9.89cm">
          <text:p text:style-name="P1"><text:span text:style-name="T1">Al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7" draw:id="id7" draw:layer="layout" svg:width="4.699cm" svg:height="2.159cm" svg:x="2.27cm" svg:y="16.2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8" draw:id="id8" draw:layer="layout" svg:width="4.699cm" svg:height="2.159cm" svg:x="2.27cm" svg:y="20.05cm">
          <text:p text:style-name="P1"><text:span text:style-name="T1">Jury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9" draw:id="id9" draw:layer="layout" svg:width="4.699cm" svg:height="2.159cm" svg:x="8.62cm" svg:y="20.05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0" draw:id="id10" draw:layer="layout" svg:width="4.699cm" svg:height="2.159cm" svg:x="8.62cm" svg:y="23.86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4" draw:id="id4" draw:layer="layout" svg:width="4.699cm" svg:height="2.159cm" svg:x="14.081cm" svg:y="9.89cm"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3" draw:id="id3" draw:layer="layout" svg:width="4.699cm" svg:height="2.159cm" svg:x="14.081cm" svg:y="6.08cm">
          <text:p text:style-name="P1"><text:span text:style-name="T1">FunctionType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1" draw:id="id11" draw:layer="layout" svg:width="4.699cm" svg:height="2.159cm" svg:x="14.081cm" svg:y="16.24cm">
          <text:p text:style-name="P1"><text:span text:style-name="T1">Time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vailability" draw:style-name="gr1" draw:text-style-name="P1" xml:id="id2" draw:id="id2" draw:layer="layout" svg:width="4.699cm" svg:height="2.159cm" svg:x="14.081cm" svg:y="2.27cm">
          <text:p text:style-name="P1"><text:span text:style-name="T1">Grou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969cm" svg:y1="7.159cm" svg:x2="14.081cm" svg:y2="3.349cm" draw:start-shape="id1" draw:start-glue-point="1" draw:end-shape="id2" svg:d="m6969 7159c5482 0 1927-3810 7112-3810" svg:viewBox="0 0 7113 3811">
          <text:p/>
        </draw:connector>
        <draw:connector draw:style-name="gr2" draw:text-style-name="P1" draw:layer="layout" draw:type="curve" svg:x1="6.969cm" svg:y1="7.159cm" svg:x2="14.081cm" svg:y2="7.159cm" draw:start-shape="id1" draw:end-shape="id3" draw:end-glue-point="3" svg:d="m6969 7159h7112" svg:viewBox="0 0 7113 1">
          <text:p/>
        </draw:connector>
        <draw:connector draw:style-name="gr2" draw:text-style-name="P1" draw:layer="layout" draw:type="curve" svg:x1="16.43cm" svg:y1="9.89cm" svg:x2="16.43cm" svg:y2="8.239cm" draw:start-shape="id4" draw:start-glue-point="0" draw:end-shape="id3" draw:end-glue-point="2" svg:d="m16430 9890v-1651" svg:viewBox="0 0 1 1652">
          <text:p/>
        </draw:connector>
        <draw:connector draw:style-name="gr2" draw:text-style-name="P1" draw:layer="layout" draw:type="curve" svg:x1="4.619cm" svg:y1="8.239cm" svg:x2="4.619cm" svg:y2="9.89cm" draw:start-shape="id1" draw:start-glue-point="2" draw:end-shape="id5" draw:end-glue-point="0" svg:d="m4619 8239v1651" svg:viewBox="0 0 1 1652">
          <text:p/>
        </draw:connector>
        <draw:connector draw:style-name="gr2" draw:text-style-name="P1" draw:layer="layout" draw:type="curve" svg:x1="4.619cm" svg:y1="4.429cm" svg:x2="4.619cm" svg:y2="6.08cm" draw:start-shape="id6" draw:start-glue-point="2" draw:end-shape="id1" draw:end-glue-point="0" svg:d="m4619 4429v1651" svg:viewBox="0 0 1 1652">
          <text:p/>
        </draw:connector>
        <draw:connector draw:style-name="gr2" draw:text-style-name="P1" draw:layer="layout" draw:type="curve" svg:x1="2.27cm" svg:y1="7.159cm" svg:x2="2.27cm" svg:y2="17.319cm" draw:start-shape="id1" draw:start-glue-point="3" draw:end-shape="id7" svg:d="m2270 7159c-753 0-753 10160 0 10160" svg:viewBox="0 0 566 10161">
          <text:p/>
        </draw:connector>
        <draw:connector draw:style-name="gr2" draw:text-style-name="P1" draw:layer="layout" draw:type="curve" svg:x1="4.619cm" svg:y1="20.05cm" svg:x2="4.619cm" svg:y2="18.399cm" draw:start-shape="id8" draw:start-glue-point="0" draw:end-shape="id7" draw:end-glue-point="2" svg:d="m4619 20050v-1651" svg:viewBox="0 0 1 1652">
          <text:p/>
        </draw:connector>
        <draw:connector draw:style-name="gr2" draw:text-style-name="P1" draw:layer="layout" draw:type="curve" svg:x1="8.62cm" svg:y1="21.129cm" svg:x2="6.969cm" svg:y2="21.129cm" draw:start-shape="id9" draw:start-glue-point="3" draw:end-shape="id8" svg:d="m8620 21129h-1651" svg:viewBox="0 0 1652 1">
          <text:p/>
        </draw:connector>
        <draw:connector draw:style-name="gr2" draw:text-style-name="P1" draw:layer="layout" draw:type="curve" svg:x1="10.969cm" svg:y1="22.209cm" svg:x2="10.969cm" svg:y2="23.86cm" draw:start-shape="id9" draw:start-glue-point="2" draw:end-shape="id10" svg:d="m10969 22209v1651" svg:viewBox="0 0 1 1652">
          <text:p/>
        </draw:connector>
        <draw:connector draw:style-name="gr2" draw:text-style-name="P1" draw:layer="layout" draw:type="curve" svg:x1="10.969cm" svg:y1="20.05cm" svg:x2="16.43cm" svg:y2="18.399cm" draw:start-shape="id9" draw:start-glue-point="0" draw:end-shape="id11" draw:end-glue-point="2" svg:d="m10969 20050c0-1089 5461-264 5461-1651" svg:viewBox="0 0 5462 1652">
          <text:p/>
        </draw:connector>
        <draw:connector draw:style-name="gr2" draw:text-style-name="P1" draw:layer="layout" draw:type="curve" svg:x1="6.969cm" svg:y1="3.349cm" svg:x2="14.081cm" svg:y2="17.319cm" draw:start-shape="id6" draw:start-glue-point="1" draw:end-shape="id11" draw:end-glue-point="3" svg:d="m6969 3349c5482 0 1927 13970 7112 13970" svg:viewBox="0 0 7113 13971">
          <text:p/>
        </draw:connector>
        <draw:connector draw:style-name="gr2" draw:text-style-name="P1" draw:layer="layout" draw:type="curve" svg:x1="6.969cm" svg:y1="10.969cm" svg:x2="14.081cm" svg:y2="10.969cm" draw:start-shape="id5" draw:start-glue-point="1" draw:end-shape="id4" draw:end-glue-point="3" svg:d="m6969 10969h7112" svg:viewBox="0 0 7113 1">
          <text:p/>
        </draw:connector>
        <draw:connector draw:style-name="gr2" draw:text-style-name="P1" draw:layer="layout" draw:type="curve" svg:x1="6.969cm" svg:y1="10.969cm" svg:x2="14.081cm" svg:y2="17.319cm" draw:start-shape="id5" draw:start-glue-point="1" draw:end-shape="id11" svg:d="m6969 10969c5482 0 1927 6350 7112 6350" svg:viewBox="0 0 7113 6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ald </meta:initial-creator>
    <meta:creation-date>2013-11-18T10:00:25</meta:creation-date>
    <dc:date>2013-11-18T10:36:58</dc:date>
    <dc:creator>Harald </dc:creator>
    <meta:editing-duration>PT1M1S</meta:editing-duration>
    <meta:editing-cycles>1</meta:editing-cycles>
    <meta:document-statistic meta:object-count="24"/>
    <meta:generator>LibreOffice/4.0.2.2$Linux_X86_64 LibreOffice_project/400m0$Build-2</meta:generator>
  </office:meta>
</office:document-meta>
</file>